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a0a98" officeooo:paragraph-rsid="000a0a98"/>
    </style:style>
    <style:style style:name="P2" style:family="paragraph" style:parent-style-name="Standard">
      <style:text-properties officeooo:rsid="000f7fc6" officeooo:paragraph-rsid="000f7fc6"/>
    </style:style>
    <style:style style:name="P3" style:family="paragraph" style:parent-style-name="Standard">
      <style:text-properties officeooo:rsid="000a72e8" officeooo:paragraph-rsid="000a72e8"/>
    </style:style>
    <style:style style:name="P4" style:family="paragraph" style:parent-style-name="Standard">
      <style:text-properties officeooo:rsid="000a0a98" officeooo:paragraph-rsid="000a72e8"/>
    </style:style>
    <style:style style:name="T1" style:family="text">
      <style:text-properties officeooo:rsid="000e2bca"/>
    </style:style>
    <style:style style:name="T2" style:family="text">
      <style:text-properties officeooo:rsid="000ba69b"/>
    </style:style>
    <style:style style:name="T3" style:family="text">
      <style:text-properties officeooo:rsid="000e4523"/>
    </style:style>
    <style:style style:name="T4" style:family="text">
      <style:text-properties officeooo:rsid="000a72e8"/>
    </style:style>
    <style:style style:name="T5" style:family="text">
      <style:text-properties officeooo:rsid="000f7f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N:<text:span text:style-name="T1">M</text:span></text:p>
      <text:p text:style-name="P1"/>
      <text:p text:style-name="P1">10 Threads – <text:span text:style-name="T2">1</text:span><text:span text:style-name="T3">26</text:span> ms</text:p>
      <text:p text:style-name="P1">50 Threads – <text:span text:style-name="T3">245</text:span><text:span text:style-name="T4"> ms</text:span></text:p>
      <text:p text:style-name="P1">100 Threads – <text:span text:style-name="T3">413</text:span><text:span text:style-name="T4"> ms</text:span></text:p>
      <text:p text:style-name="P1">500 Threads – <text:span text:style-name="T3">1442</text:span><text:span text:style-name="T4"> ms</text:span></text:p>
      <text:p text:style-name="P1">1000 Threads – <text:span text:style-name="T3">2588</text:span> <text:span text:style-name="T4">ms</text:span></text:p>
      <text:p text:style-name="P2">3000 Threads – 7254 ms</text:p>
      <text:p text:style-name="P2">10000 Threads – 23626 ms</text:p>
      <text:p text:style-name="P3"/>
      <text:p text:style-name="P3">Modelo 1:1 </text:p>
      <text:p text:style-name="P3"/>
      <text:p text:style-name="P4">10 Threads – <text:span text:style-name="T5">105</text:span> ms</text:p>
      <text:p text:style-name="P4">50 Threads – <text:span text:style-name="T5">345</text:span><text:span text:style-name="T4"> ms</text:span></text:p>
      <text:p text:style-name="P4">100 Threads – <text:span text:style-name="T5">307</text:span><text:span text:style-name="T4"> ms</text:span></text:p>
      <text:p text:style-name="P4">500 Threads – <text:span text:style-name="T5">1097</text:span><text:span text:style-name="T4"> ms</text:span></text:p>
      <text:p text:style-name="P4">1000 Threads – <text:span text:style-name="T5">1898</text:span> <text:span text:style-name="T4">ms</text:span></text:p>
      <text:p text:style-name="P3"><text:span text:style-name="T5">3000 Threads - 5243ms</text:span></text:p>
      <text:p text:style-name="P2">10000 Threads – 16287 ms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8T19:53:23.482295180</meta:creation-date>
    <dc:date>2025-11-02T17:32:02.834526359</dc:date>
    <meta:editing-duration>PT13H44M51S</meta:editing-duration>
    <meta:editing-cycles>2</meta:editing-cycles>
    <meta:generator>LibreOffice/25.2.6.2$Linux_X86_64 LibreOffice_project/520$Build-2</meta:generator>
    <meta:document-statistic meta:table-count="0" meta:image-count="0" meta:object-count="0" meta:page-count="1" meta:paragraph-count="16" meta:word-count="60" meta:character-count="315" meta:non-whitespace-character-count="256"/>
  </office:meta>
</office:document-meta>
</file>